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89.3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71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9.5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wrap-option="wrap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wrap-option="wrap"/>
      <style:text-properties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asks Perfomed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5-20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) Set up IRC Bouncer </text:p>
            <text:p>b) Pyjnius Documentation</text:p>
          </table:table-cell>
          <table:table-cell table:style-name="ce4" table:number-columns-repeated="1021"/>
        </table:table-row>
        <table:table-row table:style-name="ro3">
          <table:table-cell table:style-name="ce2" office:value-type="string" calcext:value-type="string">
            <text:p>09-05-20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0-05-20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types documentation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1-05-20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mail api, tts api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2-05-20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windows battery api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-05-20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types documentation contd.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14-05-20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dd steps to see android class signature in pyjnius docs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21:45:18.566992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8:19:09.991261134</meta:creation-date>
    <dc:date>2017-05-14T21:43:32.965493325</dc:date>
    <meta:editing-duration>PT10M22S</meta:editing-duration>
    <meta:editing-cycles>3</meta:editing-cycles>
    <meta:generator>LibreOffice/5.1.6.2$Linux_X86_64 LibreOffice_project/10m0$Build-2</meta:generator>
    <meta:document-statistic meta:table-count="1" meta:cell-count="24" meta:object-count="0"/>
  </office:meta>
</office:document-meta>
</file>